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>
      <style:text-properties fo:language="nl" fo:country="NL"/>
    </style:style>
    <style:style style:name="P4" style:family="paragraph" style:parent-style-name="Standard" style:list-style-name="L7"/>
    <style:style style:name="P5" style:family="paragraph" style:parent-style-name="Standard" style:list-style-name="L8"/>
    <style:style style:name="T1" style:family="text">
      <style:text-properties fo:language="nl" fo:country="NL"/>
    </style:style>
    <style:style style:name="T2" style:family="text">
      <style:text-properties fo:language="nl" fo:country="N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derdelen onderzoek framework organic modeling</text:p>
      <text:p text:style-name="Standard"/>
      <text:p text:style-name="Standard">1. Groeiende gebieden: 2D polygonen</text:p>
      <text:list xml:id="list34639373" text:style-name="L3">
        <text:list-item>
          <text:list>
            <text:list-item>
              <text:p text:style-name="P1">contour: polygoon: edges en vertices</text:p>
              <text:list>
                <text:list-item>
                  <text:p text:style-name="P1">design decision: opbouwen uit cellen met physical bodies </text:p>
                </text:list-item>
                <text:list-item>
                  <text:p text:style-name="P1">OF opbouwen uit edges en vertices, de edges hebben physical bodies. </text:p>
                </text:list-item>
                <text:list-item>
                  <text:p text:style-name="P1">Groeien / Krimpen: technieken, aannames, methoden</text:p>
                </text:list-item>
                <text:list-item>
                  <text:p text:style-name="P1">globale topologie transformaties: simplificatie, etc...</text:p>
                </text:list-item>
                <text:list-item>
                  <text:p text:style-name="P1">datastructuur</text:p>
                </text:list-item>
              </text:list>
            </text:list-item>
          </text:list>
        </text:list-item>
      </text:list>
      <text:list xml:id="list34714984" text:style-name="L5">
        <text:list-item>
          <text:list>
            <text:list-item>
              <text:p text:style-name="P2">inner skeleton → voronoi → vertices worden handles voor user</text:p>
            </text:list-item>
            <text:list-item>
              <text:p text:style-name="P2">interactie met andere objecten <text:span text:style-name="T1">op het canvas.</text:span></text:p>
              <text:list>
                <text:list-item>
                  <text:p text:style-name="P2"><text:span text:style-name="T1">Interactie events: </text:span></text:p>
                  <text:list>
                    <text:list-item>
                      <text:p text:style-name="P2"><text:span text:style-name="T1">merge</text:span></text:p>
                    </text:list-item>
                    <text:list-item>
                      <text:p text:style-name="P2"><text:span text:style-name="T1">afstoting</text:span></text:p>
                    </text:list-item>
                    <text:list-item>
                      <text:p text:style-name="P2"><text:span text:style-name="T1">vernietiging</text:span></text:p>
                    </text:list-item>
                    <text:list-item>
                      <text:p text:style-name="P2"><text:span text:style-name="T1">klasse transformaties</text:span></text:p>
                    </text:list-item>
                    <text:list-item>
                      <text:p text:style-name="P2"><text:span text:style-name="T1">overige events...</text:span></text:p>
                    </text:list-item>
                  </text:list>
                </text:list-item>
                <text:list-item>
                  <text:p text:style-name="P2"><text:span text:style-name="T1">eventhandling door LUA</text:span></text:p>
                  <text:list>
                    <text:list-item>
                      <text:p text:style-name="P2"><text:span text:style-name="T1">gebieden behoren tot een klasse. Per klasse is een lua file gedefinieerd die events afhandeld. </text:span></text:p>
                    </text:list-item>
                    <text:list-item>
                      <text:p text:style-name="P2"><text:span text:style-name="T1">Functies in lua oproepen → glua functies maken in c++ (veel werk)</text:span></text:p>
                    </text:list-item>
                    <text:list-item>
                      <text:p text:style-name="P2"><text:span text:style-name="T1">Logica voor interactie tussen gebieden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">eigenschappen </text:span><text:span text:style-name="T2">(parameters)</text:span><text:span text:style-name="T1"> van een gebied</text:span></text:p>
              <text:list>
                <text:list-item>
                  <text:p text:style-name="P2"><text:span text:style-name="T1">indentificatie van belangrijke eigenschappen</text:span></text:p>
                </text:list-item>
                <text:list-item>
                  <text:p text:style-name="P2"><text:span text:style-name="T1">hierarchie van eigenschappen identificeren:</text:span></text:p>
                  <text:list>
                    <text:list-item>
                      <text:p text:style-name="P2"><text:span text:style-name="T1">eigenschappen die groei en vorm van het gebied beinvloeden. Beinvloed de polygoon.</text:span></text:p>
                    </text:list-item>
                    <text:list-item>
                      <text:p text:style-name="P2"><text:span text:style-name="T1">Eigenschappen die regels voor containing gebieden dicteren</text:span></text:p>
                    </text:list-item>
                    <text:list-item>
                      <text:p text:style-name="P2"><text:span text:style-name="T1">eigenschappen die resulterende geometrie bepalen </text:span></text:p>
                    </text:list-item>
                    <text:list-item>
                      <text:p text:style-name="P2"><text:span text:style-name="T1">eigenschappen die interactie tussen gebieden beinvloeden. (zie ook eventhandling tussen gebieden)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">User control over gebieden</text:span></text:p>
              <text:list>
                <text:list-item>
                  <text:p text:style-name="P2"><text:span text:style-name="T1">manipulatie van het skelet en resulterende transformatie van de contour.</text:span></text:p>
                </text:list-item>
                <text:list-item>
                  <text:p text:style-name="P2"><text:span text:style-name="T1">Directe manipulatie van de contour. </text:span></text:p>
                </text:list-item>
                <text:list-item>
                  <text:p text:style-name="P2"><text:span text:style-name="T1">Controle over groei/ krimp snelheid en groei/krimp stijl en richting. </text:span></text:p>
                  <text:list>
                    <text:list-item>
                      <text:p text:style-name="P2"><text:span text:style-name="T1">Snelheid slider graphic</text:span></text:p>
                    </text:list-item>
                    <text:list-item>
                      <text:p text:style-name="P2"><text:span text:style-name="T1">vector velden</text:span></text:p>
                    </text:list-item>
                    <text:list-item>
                      <text:p text:style-name="P2"><text:span text:style-name="T1">cursor control</text:span></text:p>
                    </text:list-item>
                  </text:list>
                </text:list-item>
                <text:list-item>
                  <text:p text:style-name="P2"><text:span text:style-name="T1">spawnen van nieuwe gebieden</text:span></text:p>
                  <text:list>
                    <text:list-item>
                      <text:p text:style-name="P2"><text:span text:style-name="T1">gebied klasse selectie </text:span></text:p>
                    </text:list-item>
                    <text:list-item>
                      <text:p text:style-name="P2"><text:span text:style-name="T1">mogelijkheid tot aanpassing parameters</text:span></text:p>
                    </text:list-item>
                    <text:list-item>
                      <text:p text:style-name="P2"><text:span text:style-name="T1">verwijderen van gebieden</text:span></text:p>
                    </text:list-item>
                    <text:list-item>
                      <text:p text:style-name="P2"><text:span text:style-name="T1">veranderen van gebied klasse</text:span></text:p>
                    </text:list-item>
                    <text:list-item>
                      <text:p text:style-name="P2"><text:span text:style-name="T1">controls voor transformeren naar geometrie (zie ook user interaction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222620" text:style-name="L7">
        <text:list-header>
          <text:p text:style-name="P4"><text:span text:style-name="T1"/></text:p>
          <text:p text:style-name="P4"><text:span text:style-name="T1"/></text:p>
          <text:p text:style-name="P4"><text:soft-page-break/>Objecten</text:p>
        </text:list-header>
      </text:list>
      <text:list xml:id="list35224770" text:style-name="L8">
        <text:list-item>
          <text:list>
            <text:list-item>
              <text:p text:style-name="P5">gebieden en subgebieden: hierarchie informatie. </text:p>
            </text:list-item>
            <text:list-item>
              <text:p text:style-name="P5">gegenereerde geometrie</text:p>
              <text:list>
                <text:list-item>
                  <text:p text:style-name="P5">spatiele distributie van objecttypen</text:p>
                  <text:list>
                    <text:list-item>
                      <text:p text:style-name="P5">woonblokken</text:p>
                    </text:list-item>
                    <text:list-item>
                      <text:p text:style-name="P5">bossen</text:p>
                    </text:list-item>
                  </text:list>
                </text:list-item>
                <text:list-item>
                  <text:p text:style-name="P5">een gebied fungeert als bounding area waarin deze objecten geplaatst worden.</text:p>
                </text:list-item>
                <text:list-item>
                  <text:p text:style-name="P5">Gebied definieert een floorplan voor een mesh. </text:p>
                  <text:list>
                    <text:list-item>
                      <text:p text:style-name="P5">Gebouw: straight skeleton kan worden hergebruikt voor dakgeometrie</text:p>
                    </text:list-item>
                    <text:list-item>
                      <text:p text:style-name="P5">terrein elevatie</text:p>
                      <text:list>
                        <text:list-item>
                          <text:p text:style-name="P5">toevoegingen: slopes en trappen.</text:p>
                        </text:list-item>
                      </text:list>
                    </text:list-item>
                  </text:list>
                </text:list-item>
                <text:list-item>
                  <text:p text:style-name="P5">Realtime Geometrie generatie control: Pull-up control <text:s/></text:p>
                  <text:list>
                    <text:list-item>
                      <text:p text:style-name="P5">de gebruiker of AI tilt een gebied de z as op, de z informatie wordt gebruikt voor het genereren van de geometrie.</text:p>
                    </text:list-item>
                  </text:list>
                </text:list-item>
              </text:list>
            </text:list-item>
          </text:list>
          <text:p text:style-name="P5">AI</text:p>
          <text:list text:continue-numbering="true">
            <text:list-item>
              <text:p text:style-name="P5">waar heeft de AI invloed op? </text:p>
            </text:list-item>
          </text:list>
        </text:list-item>
      </text:list>
      <text:list xml:id="list35310478" text:continue-list="list35222620" text:style-name="L7">
        <text:list-header>
          <text:p text:style-name="P4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ud op den Kelder</meta:initial-creator>
    <meta:creation-date>2009-04-20T14:53:18.50</meta:creation-date>
    <meta:document-statistic meta:table-count="0" meta:image-count="0" meta:object-count="0" meta:page-count="2" meta:paragraph-count="55" meta:word-count="351" meta:character-count="2265"/>
    <dc:date>2009-04-20T15:19:38.50</dc:date>
    <dc:creator>Ruud op den Kelder</dc:creator>
    <meta:editing-duration>PT00H07M59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